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 Medium" svg:font-family="'Montserrat Medium'" style:font-pitch="variable"/>
    <style:font-face style:name="Z003" svg:font-family="Z003" style:font-pitch="variable"/>
  </office:font-face-decls>
  <office:automatic-styles>
    <style:style style:name="P1" style:family="paragraph" style:parent-style-name="Heading_20_3">
      <style:paragraph-properties fo:line-height="100%" fo:break-before="auto" fo:break-after="auto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Heading_20_3">
      <style:paragraph-properties fo:line-height="100%" fo:break-before="auto" fo:break-after="auto"/>
      <style:text-properties style:text-underline-style="solid" style:text-underline-width="auto" style:text-underline-color="font-color" fo:font-weight="bold" officeooo:paragraph-rsid="001e5013" style:font-weight-asian="bold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fo:font-size="22pt" style:font-size-asian="22pt" style:font-size-complex="22pt"/>
    </style:style>
    <style:style style:name="P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/>
    </style:style>
    <style:style style:name="P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 fo:font-weight="bold" style:font-weight-asian="bold"/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style:font-style-asian="italic"/>
    </style:style>
    <style:style style:name="P8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94335" style:font-style-asian="italic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tyle="italic" officeooo:paragraph-rsid="00294335" style:font-style-asian="italic"/>
    </style:style>
    <style:style style:name="P10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 fo:break-before="auto" fo:break-after="auto"/>
      <style:text-properties fo:font-style="italic" style:font-style-asian="italic"/>
    </style:style>
    <style:style style:name="P11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de931" style:font-style-asian="italic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italic" officeooo:paragraph-rsid="002de931" style:font-style-asian="italic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1e5013"/>
    </style:style>
    <style:style style:name="P14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1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16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e5013"/>
    </style:style>
    <style:style style:name="P1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1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29bb"/>
    </style:style>
    <style:style style:name="P20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de931"/>
    </style:style>
    <style:style style:name="P2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75in" style:type="center"/>
          <style:tab-stop style:position="7.5in" style:type="right"/>
        </style:tab-stops>
      </style:paragraph-properties>
      <style:text-properties officeooo:paragraph-rsid="00277af5"/>
    </style:style>
    <style:style style:name="P22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6874in" style:type="center"/>
          <style:tab-stop style:position="7.5in" style:type="right"/>
        </style:tab-stops>
      </style:paragraph-properties>
      <style:text-properties officeooo:paragraph-rsid="00277af5"/>
    </style:style>
    <style:style style:name="P23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6c575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26c575"/>
    </style:style>
    <style:style style:name="P2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2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27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de931"/>
    </style:style>
    <style:style style:name="P2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1e5013" style:font-weight-asian="bold"/>
    </style:style>
    <style:style style:name="P30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26c575" style:font-weight-asian="bold"/>
    </style:style>
    <style:style style:name="P31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rsid="002a29bb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3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4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5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normal" officeooo:paragraph-rsid="002a29bb" style:font-style-asian="normal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normal" officeooo:paragraph-rsid="002c776a" style:font-style-asian="normal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e5013" style:font-weight-asian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1e5013" style:font-weight-asian="normal" style:font-weight-complex="normal"/>
    </style:style>
    <style:style style:name="T6" style:family="text">
      <style:text-properties style:text-position="0% 100%" fo:font-size="9pt" style:font-size-asian="9pt" style:font-size-complex="9pt"/>
    </style:style>
    <style:style style:name="T7" style:family="text">
      <style:text-properties style:text-position="0% 100%" fo:font-size="9pt" officeooo:rsid="001e5013" style:font-size-asian="9pt" style:font-size-complex="9pt"/>
    </style:style>
    <style:style style:name="T8" style:family="text">
      <style:text-properties style:text-position="0% 100%" fo:font-size="9pt" officeooo:rsid="002102ca" style:font-size-asian="9pt" style:font-size-complex="9pt"/>
    </style:style>
    <style:style style:name="T9" style:family="text">
      <style:text-properties style:text-position="0% 100%" officeooo:rsid="001e501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5013" style:font-weight-asian="bold" style:font-weight-complex="bold"/>
    </style:style>
    <style:style style:name="T13" style:family="text">
      <style:text-properties fo:font-weight="bold" officeooo:rsid="00294335" style:font-weight-asian="bold" style:font-weight-complex="bold"/>
    </style:style>
    <style:style style:name="T14" style:family="text">
      <style:text-properties fo:font-weight="bold" officeooo:rsid="002bd3d3" style:font-weight-asian="bold" style:font-weight-complex="bold"/>
    </style:style>
    <style:style style:name="T15" style:family="text">
      <style:text-properties fo:font-weight="bold" officeooo:rsid="002cb87a" style:font-weight-asian="bold" style:font-weight-complex="bold"/>
    </style:style>
    <style:style style:name="T16" style:family="text">
      <style:text-properties fo:font-weight="bold" officeooo:rsid="002de931" style:font-weight-asian="bold" style:font-weight-complex="bold"/>
    </style:style>
    <style:style style:name="T17" style:family="text">
      <style:text-properties fo:font-weight="bold" officeooo:rsid="002e3340" style:font-weight-asian="bold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277af5" style:font-size-asian="7.84999990463257pt" style:font-weight-asian="normal" style:font-size-complex="9pt" style:font-weight-complex="normal"/>
    </style:style>
    <style:style style:name="T20" style:family="text">
      <style:text-properties fo:color="#545454" loext:opacity="100%" fo:font-size="9pt" fo:font-weight="normal" fo:background-color="#ffffff" loext:char-shading-value="0" style:font-size-asian="9pt" style:font-weight-asian="normal" style:font-size-complex="9pt" style:font-weight-complex="normal"/>
    </style:style>
    <style:style style:name="T21" style:family="text">
      <style:text-properties fo:color="#000000" loext:opacity="100%" style:text-position="0% 100%" fo:font-size="13pt" style:font-size-asian="13pt" style:font-size-complex="13pt"/>
    </style:style>
    <style:style style:name="T22" style:family="text">
      <style:text-properties fo:color="#000000" loext:opacity="100%" style:text-position="0% 100%" fo:font-size="13pt" officeooo:rsid="001e5013" style:font-size-asian="13pt" style:font-size-complex="13pt"/>
    </style:style>
    <style:style style:name="T23" style:family="text">
      <style:text-properties fo:color="#000000" loext:opacity="100%" style:text-position="0% 100%" fo:font-size="13pt" officeooo:rsid="0026c575" style:font-size-asian="13pt" style:font-size-complex="13pt"/>
    </style:style>
    <style:style style:name="T24" style:family="text"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5" style:family="text">
      <style:text-properties fo:color="#000000" loext:opacity="100%" style:text-position="0% 100%" fo:font-size="13pt" style:text-underline-style="solid" style:text-underline-width="auto" style:text-underline-color="font-color" fo:font-weight="bold" officeooo:rsid="002a29bb" style:font-size-asian="13pt" style:font-weight-asian="bold" style:font-size-complex="13pt"/>
    </style:style>
    <style:style style:name="T26" style:family="text">
      <style:text-properties fo:color="#000000" loext:opacity="100%" style:text-position="0% 100%" fo:font-size="10pt" officeooo:rsid="002de931" style:font-size-asian="10pt" style:font-size-complex="10pt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officeooo:rsid="002005f2" style:font-style-asian="italic"/>
    </style:style>
    <style:style style:name="T29" style:family="text">
      <style:text-properties fo:font-style="italic" officeooo:rsid="002581a4" style:font-style-asian="italic"/>
    </style:style>
    <style:style style:name="T30" style:family="text">
      <style:text-properties fo:font-style="italic" officeooo:rsid="00277af5" style:font-style-asian="italic"/>
    </style:style>
    <style:style style:name="T31" style:family="text">
      <style:text-properties fo:font-style="italic" officeooo:rsid="002cb87a" style:font-style-asian="italic"/>
    </style:style>
    <style:style style:name="T32" style:family="text">
      <style:text-properties fo:font-style="italic" officeooo:rsid="002de931" style:font-style-asian="italic"/>
    </style:style>
    <style:style style:name="T33" style:family="text">
      <style:text-properties fo:font-style="italic" officeooo:rsid="002e3340" style:font-style-asian="italic"/>
    </style:style>
    <style:style style:name="T34" style:family="text">
      <style:text-properties fo:font-style="italic" officeooo:rsid="002fc960" style:font-style-asian="italic"/>
    </style:style>
    <style:style style:name="T35" style:family="text">
      <style:text-properties fo:font-style="italic" officeooo:rsid="00318d1a" style:font-style-asian="italic"/>
    </style:style>
    <style:style style:name="T36" style:family="text">
      <style:text-properties fo:font-style="italic" officeooo:rsid="00322c0b" style:font-style-asian="italic"/>
    </style:style>
    <style:style style:name="T37" style:family="text">
      <style:text-properties fo:font-style="italic" fo:font-weight="bold" officeooo:rsid="002de931" style:font-style-asian="italic" style:font-weight-asian="bold" style:font-weight-complex="bold"/>
    </style:style>
    <style:style style:name="T38" style:family="text">
      <style:text-properties fo:font-style="italic" fo:font-weight="bold" officeooo:rsid="002e3340" style:font-style-asian="italic" style:font-weight-asian="bold" style:font-weight-complex="bold"/>
    </style:style>
    <style:style style:name="T39" style:family="text">
      <style:text-properties fo:font-style="italic" fo:font-weight="bold" officeooo:rsid="002fc960" style:font-style-asian="italic" style:font-weight-asian="bold" style:font-weight-complex="bold"/>
    </style:style>
    <style:style style:name="T40" style:family="text">
      <style:text-properties fo:font-style="italic" fo:font-weight="normal" officeooo:rsid="002de931" style:font-style-asian="italic" style:font-weight-asian="normal" style:font-weight-complex="normal"/>
    </style:style>
    <style:style style:name="T41" style:family="text">
      <style:text-properties fo:font-style="italic" fo:font-weight="normal" officeooo:rsid="002e3340" style:font-style-asian="italic" style:font-weight-asian="normal" style:font-weight-complex="normal"/>
    </style:style>
    <style:style style:name="T42" style:family="text">
      <style:text-properties fo:font-style="italic" fo:font-weight="normal" officeooo:rsid="002fc960" style:font-style-asian="italic" style:font-weight-asian="normal" style:font-weight-complex="normal"/>
    </style:style>
    <style:style style:name="T43" style:family="text">
      <style:text-properties officeooo:rsid="001e5013"/>
    </style:style>
    <style:style style:name="T44" style:family="text">
      <style:text-properties officeooo:rsid="002005f2"/>
    </style:style>
    <style:style style:name="T45" style:family="text">
      <style:text-properties fo:font-weight="normal" officeooo:rsid="00294335" style:font-weight-asian="normal" style:font-weight-complex="normal"/>
    </style:style>
    <style:style style:name="T46" style:family="text">
      <style:text-properties fo:font-weight="normal" officeooo:rsid="002de931" style:font-weight-asian="normal" style:font-weight-complex="normal"/>
    </style:style>
    <style:style style:name="T47" style:family="text">
      <style:text-properties fo:font-weight="normal" officeooo:rsid="002e3340" style:font-weight-asian="normal" style:font-weight-complex="normal"/>
    </style:style>
    <style:style style:name="T48" style:family="text">
      <style:text-properties officeooo:rsid="00294335"/>
    </style:style>
    <style:style style:name="T49" style:family="text">
      <style:text-properties officeooo:rsid="002bd3d3"/>
    </style:style>
    <style:style style:name="T50" style:family="text">
      <style:text-properties officeooo:rsid="002c776a"/>
    </style:style>
    <style:style style:name="T51" style:family="text">
      <style:text-properties fo:font-style="normal" fo:font-weight="normal" officeooo:rsid="002e334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officeooo:rsid="002e3340" style:font-style-asian="normal" style:font-weight-asian="bold" style:font-style-complex="normal" style:font-weight-complex="bold"/>
    </style:style>
    <style:style style:name="T53" style:family="text">
      <style:text-properties officeooo:rsid="002cb87a"/>
    </style:style>
    <style:style style:name="T54" style:family="text">
      <style:text-properties officeooo:rsid="002de931"/>
    </style:style>
    <style:style style:name="T55" style:family="text">
      <style:text-properties officeooo:rsid="002e3340"/>
    </style:style>
    <style:style style:name="T56" style:family="text">
      <style:text-properties officeooo:rsid="002fc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eeman W. Smith</text:p>
      <text:p text:style-name="P6"><text:tab/> <text:s text:c="17"/></text:p>
      <text:p text:style-name="P22"><text:span text:style-name="T18">Freemanwsmith3</text:span><text:span text:style-name="T20">@gmail.com</text:span><text:span text:style-name="T10"><text:tab/></text:span><text:span text:style-name="T2"> </text:span><text:span text:style-name="T10"><text:tab/></text:span><text:span text:style-name="T19">www.freemansmithdev.com</text:span></text:p>
      <text:p text:style-name="P21"><text:span text:style-name="T8">872-258-7294</text:span><text:span text:style-name="T6"><text:tab/><text:tab/></text:span><text:span text:style-name="T7">github.com/freemanwsmith3</text:span></text:p>
      <text:p text:style-name="P1"><text:span text:style-name="T24">Education:<text:tab/><text:tab/><text:tab/><text:tab/><text:tab/><text:tab/><text:tab/><text:tab/><text:tab/><text:tab/><text:tab/><text:tab/><text:tab/><text:tab/></text:span></text:p>
      <text:p text:style-name="P29"><text:span text:style-name="T9"/></text:p>
      <text:p text:style-name="P29"><text:span text:style-name="T9">Harvard</text:span><text:span text:style-name="T1"> University,</text:span><text:span text:style-name="T4"> </text:span><text:span text:style-name="T5">Master’s Degree</text:span><text:span text:style-name="T4">, </text:span><text:span text:style-name="T5">Software </text:span><text:span text:style-name="T4">Engineering</text:span><text:span text:style-name="T1"> <text:s text:c="58"/><text:tab/>May 20</text:span><text:span text:style-name="T9">22</text:span><text:span text:style-name="T1"> <text:s/></text:span></text:p>
      <text:p text:style-name="P17"><text:span text:style-name="T2">Purdue University</text:span><text:span text:style-name="T1">, Bachelor’</text:span><text:span text:style-name="T9">s Degree</text:span><text:span text:style-name="T1">, Mechanical Engineering <text:s text:c="58"/><text:tab/></text:span><text:span text:style-name="T2">May 2015</text:span><text:span text:style-name="T1"> <text:s/></text:span></text:p>
      <text:p text:style-name="P3"><text:span text:style-name="T22">Professional Certificates</text:span><text:span text:style-name="T21">:<text:tab/><text:tab/><text:tab/><text:tab/><text:tab/><text:tab/><text:tab/><text:tab/><text:tab/><text:tab/><text:tab/></text:span></text:p>
      <text:p text:style-name="P16"><text:span text:style-name="T3"/></text:p>
      <text:p text:style-name="P16"><text:span text:style-name="T3">Harvard</text:span><text:span text:style-name="T2"> University,</text:span><text:span text:style-name="T4"> </text:span><text:span text:style-name="T5">Data Science Certificate</text:span><text:span text:style-name="T2"> <text:s text:c="58"/><text:tab/></text:span><text:span text:style-name="T3">Jan</text:span><text:span text:style-name="T2"> 20</text:span><text:span text:style-name="T3">21</text:span><text:span text:style-name="T1"> <text:s/></text:span></text:p>
      <text:p text:style-name="P17"><text:span text:style-name="T10">Kollmorgen, </text:span>Servomotor and Drive Training Program, 6 weeks <text:s text:c="58"/><text:tab/><text:span text:style-name="T10">July 2015</text:span> <text:s/></text:p>
      <text:p text:style-name="P5"><text:s text:c="12"/></text:p>
      <text:p text:style-name="P32"><text:span text:style-name="T21">Work Experience:<text:tab/></text:span></text:p>
      <text:p text:style-name="P15"><text:span text:style-name="T12"/></text:p>
      <text:p text:style-name="P19"><text:span text:style-name="T12">Nufactur </text:span><text:s/><text:span text:style-name="T48">www.nufactur.com</text:span> <text:s text:c="29"/><text:tab/> <text:s text:c="5"/><text:span text:style-name="T12">April</text:span><text:span text:style-name="T11"> </text:span><text:span text:style-name="T12">2022</text:span><text:span text:style-name="T11"> to Present</text:span> </text:p>
      <text:p text:style-name="P25"><text:span text:style-name="T43">Founder/CEO</text:span> <text:s text:c="61"/><text:tab/></text:p>
      <text:p text:style-name="P13"><text:tab/><text:span text:style-name="T27">-</text:span><text:span text:style-name="T30">Founded search engine </text:span><text:span text:style-name="T35">where</text:span><text:span text:style-name="T30"> users </text:span><text:span text:style-name="T35">can</text:span><text:span text:style-name="T30"> find the best price and delivery on industrial components </text:span></text:p>
      <text:p text:style-name="P8"><text:tab/>-<text:span text:style-name="T48">Independently developed </text:span><text:span text:style-name="T45">web application and APIs using </text:span><text:span text:style-name="T13">Python,</text:span><text:span text:style-name="T45"> </text:span><text:span text:style-name="T13">Django, HTML, CSS, </text:span><text:span text:style-name="T45">and</text:span><text:span text:style-name="T13"> Javascript</text:span></text:p>
      <text:p text:style-name="P9"><text:span text:style-name="T13"><text:tab/></text:span><text:span text:style-name="T45">-Managed customer and distributor data with </text:span><text:span text:style-name="T13">Hubspot CRM</text:span><text:span text:style-name="T45">, </text:span><text:span text:style-name="T13">PostgreSQL</text:span><text:span text:style-name="T45">, and custom </text:span><text:span text:style-name="T13">Python</text:span><text:span text:style-name="T45"> ETLs</text:span></text:p>
      <text:p text:style-name="P9"><text:span text:style-name="T45"><text:tab/>-Maintained web application and databases using </text:span><text:span text:style-name="T13">Heroku, AWS S3, </text:span><text:span text:style-name="T45">and </text:span><text:span text:style-name="T13">AWS EC2</text:span></text:p>
      <text:p text:style-name="P28"/>
      <text:p text:style-name="P17"><text:span text:style-name="T10">CKD USA</text:span> <text:s/>Schaumburg, Illinois <text:s text:c="30"/><text:tab/><text:span text:style-name="T11"> <text:s text:c="6"/>December 2018 to </text:span><text:span text:style-name="T12">April 2022</text:span></text:p>
      <text:p text:style-name="P14">Technical Support <text:span text:style-name="T44">Engineer</text:span>- <text:s text:c="2"/>(National Sales Manager: Keith Conley) <text:s text:c="60"/></text:p>
      <text:p text:style-name="P14"><text:tab/><text:span text:style-name="T27">-</text:span><text:span text:style-name="T28">Championed mechanical </text:span><text:span text:style-name="T29">line by supporting customers,</text:span><text:span text:style-name="T28"> </text:span><text:span text:style-name="T29">training</text:span><text:span text:style-name="T28"> </text:span><text:span text:style-name="T29">sales</text:span><text:span text:style-name="T28"> staff and </text:span><text:span text:style-name="T29">demonstrating products </text:span></text:p>
      <text:p text:style-name="P7"><text:tab/>-Programmed and troubleshot <text:span text:style-name="T44">pneumatic systems, </text:span>direct drive servo motors, <text:span text:style-name="T44">and electrical actuators</text:span></text:p>
      <text:p text:style-name="P14"/>
      <text:p text:style-name="P17"><text:span text:style-name="T10">IMAC Motion Control </text:span><text:s text:c="3"/>Elgin, Illinois <text:s text:c="33"/><text:tab/> <text:s text:c="9"/><text:span text:style-name="T11"><text:s/>June 2015 – September 2017</text:span></text:p>
      <text:p text:style-name="P14">Field Engineer- <text:s text:c="2"/>(Chief Executive Officer: John Krzeski) <text:s text:c="60"/></text:p>
      <text:p text:style-name="P14"><text:tab/><text:span text:style-name="T27">-Implemented </text:span><text:span text:style-name="T36">s</text:span><text:span text:style-name="T27">ervo motor based automation systems for original equipment manufacturers</text:span></text:p>
      <text:p text:style-name="P10">-Maintained relationships with existing customers and supported equipment in the field</text:p>
      <text:p text:style-name="P33"><text:span text:style-name="T23"/></text:p>
      <text:p text:style-name="P34"><text:span text:style-name="T23">Projects: </text:span><text:span text:style-name="T26">More examples available at www.freemansmithdev.com</text:span><text:span text:style-name="T21"><text:tab/></text:span></text:p>
      <text:p text:style-name="P18"/>
      <text:p text:style-name="P20"><text:span text:style-name="T14">Educational Platform for Teaching Computer Science</text:span><text:span text:style-name="T12"> </text:span><text:s text:c="24"/><text:tab/> <text:s text:c="6"/><text:span text:style-name="T14">May 2022</text:span></text:p>
      <text:p text:style-name="P26">https://github.com/fekimx/code_breaker <text:span text:style-name="T49">| </text:span><text:span text:style-name="T54">www.</text:span><text:span text:style-name="T49">code-breaker.io</text:span> <text:s text:c="54"/><text:tab/></text:p>
      <text:p text:style-name="P24"><text:tab/><text:span text:style-name="T27">-</text:span><text:span text:style-name="T31">Created </text:span><text:span text:style-name="T33">components and </text:span><text:span text:style-name="T31">REST API</text:span><text:span text:style-name="T32">s using </text:span><text:span text:style-name="T37">Python, Django REST Framework, </text:span><text:span text:style-name="T40">and </text:span><text:span text:style-name="T37">React</text:span></text:p>
      <text:p text:style-name="P11"><text:tab/>-<text:span text:style-name="T47">Handled all testing with </text:span><text:span text:style-name="T17">Selenium, Jest, </text:span><text:span text:style-name="T47">and </text:span><text:span text:style-name="T52">CI/CD</text:span></text:p>
      <text:p text:style-name="P12"><text:tab/>-<text:span text:style-name="T54">Designed schema and managed database using </text:span><text:span text:style-name="T16">Django</text:span><text:span text:style-name="T46"> models and </text:span><text:span text:style-name="T16">Postgres SQL </text:span><text:span text:style-name="T46">on </text:span><text:span text:style-name="T16">Heroku</text:span></text:p>
      <text:p text:style-name="P30"/>
      <text:p text:style-name="P18"><text:span text:style-name="T15">Crowd Sourced Football Research Application</text:span> <text:s text:c="21"/><text:tab/><text:span text:style-name="T11"> <text:s text:c="6"/></text:span><text:span text:style-name="T15">August 2022</text:span></text:p>
      <text:p text:style-name="P27">https://github.com/fekimx/code_breaker <text:span text:style-name="T49">| </text:span><text:span text:style-name="T54">www.faablab.app</text:span> <text:s text:c="63"/></text:p>
      <text:p text:style-name="P23"><text:tab/><text:span text:style-name="T27">-</text:span><text:span text:style-name="T33">Developed </text:span><text:span text:style-name="T38">React</text:span><text:span text:style-name="T41"> web application with </text:span><text:span text:style-name="T38">Python</text:span><text:span text:style-name="T41"> and </text:span><text:span text:style-name="T38">Django REST Framework </text:span><text:span text:style-name="T41">and </text:span><text:span text:style-name="T38">Material-UI</text:span></text:p>
      <text:p text:style-name="P23"><text:span text:style-name="T27"><text:tab/>-</text:span><text:span text:style-name="T33">Maintained over 5000 daily users </text:span><text:span text:style-name="T34">with </text:span><text:span text:style-name="T39">Heroku, AWS EC2, </text:span><text:span text:style-name="T42">and </text:span><text:span text:style-name="T39">PostgreSQL</text:span></text:p>
      <text:p text:style-name="P2"><text:span text:style-name="T25">Technical </text:span><text:span text:style-name="T24">Skills:<text:tab/><text:tab/><text:tab/><text:tab/><text:tab/><text:tab/><text:tab/><text:tab/><text:tab/><text:tab/><text:tab/><text:tab/><text:tab/></text:span></text:p>
      <text:p text:style-name="P31"/>
      <text:p text:style-name="P35"><text:tab/>-<text:span text:style-name="T50">Languages: Python, Java, </text:span><text:span text:style-name="T53">React, </text:span><text:span text:style-name="T50">Javascript, HTML, CSS, SQL, </text:span><text:span text:style-name="T53">R</text:span></text:p>
      <text:p text:style-name="P36"><text:tab/>-<text:span text:style-name="T50">Frameworks and L</text:span><text:span text:style-name="T55">i</text:span><text:span text:style-name="T50">braries: </text:span><text:span text:style-name="T53">Django, Bootstrap, </text:span><text:span text:style-name="T55">Material-UI, </text:span><text:span text:style-name="T53">Numpy, </text:span><text:span text:style-name="T55">Jest,</text:span><text:span text:style-name="T53"> </text:span><text:span text:style-name="T54">Selenium, Scrapy,</text:span><text:span text:style-name="T53"> Pandas, Keras</text:span></text:p>
      <text:p text:style-name="P36"><text:tab/>-<text:span text:style-name="T50">Tools: AWS EC2, AWS S3, Heroku, PostgreSQL, MySQL, Git, </text:span><text:span text:style-name="T53">Linux, Docker, </text:span><text:span text:style-name="T50">Hubspot, </text:span><text:span text:style-name="T56">SEO,</text:span><text:span text:style-name="T50"> </text:span><text:span text:style-name="T53">Kanban, CI/C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tarell" svg:font-family="Cantarel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 Medium" svg:font-family="'Montserrat Medium'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5T16:09:00.705632785</dc:date>
    <meta:editing-duration>PT19M30S</meta:editing-duration>
    <meta:editing-cycles>6</meta:editing-cycles>
    <meta:document-statistic meta:table-count="0" meta:image-count="0" meta:object-count="0" meta:page-count="1" meta:paragraph-count="40" meta:word-count="304" meta:character-count="3208" meta:non-whitespace-character-count="2111"/>
  </office:meta>
</office:document-meta>
</file>